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9271in" fo:margin-left="0in" fo:margin-right="-0.0021in" table:align="margins" style:may-break-between-rows="false"/>
    </style:style>
    <style:style style:name="Table1.A" style:family="table-column">
      <style:table-column-properties style:column-width="2.3083in" style:rel-column-width="21840*"/>
    </style:style>
    <style:style style:name="Table1.B" style:family="table-column">
      <style:table-column-properties style:column-width="0.8278in" style:rel-column-width="7832*"/>
    </style:style>
    <style:style style:name="Table1.C" style:family="table-column">
      <style:table-column-properties style:column-width="3.791in" style:rel-column-width="3586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left="0.4925in" fo:margin-right="0in" fo:text-indent="0in" style:auto-text-indent="false" style:writing-mode="lr-tb"/>
    </style:style>
    <style:style style:name="P9" style:family="paragraph" style:parent-style-name="Text_20_body">
      <style:paragraph-properties fo:margin-left="0in" fo:margin-right="0in" fo:text-indent="0in" style:auto-text-indent="false" style:writing-mode="lr-tb"/>
      <style:text-properties fo:font-weight="normal" style:font-weight-asian="normal" style:font-weight-complex="normal"/>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12" style:family="paragraph" style:parent-style-name="Text_20_body">
      <style:paragraph-properties fo:margin-left="0in" fo:margin-right="0in" fo:text-indent="0in" style:auto-text-indent="false"/>
      <style:text-properties style:text-underline-style="none" fo:font-weight="normal" style:font-weight-asian="normal" style:font-weight-complex="normal"/>
    </style:style>
    <style:style style:name="P13" style:family="paragraph" style:parent-style-name="Text_20_body" style:master-page-name="">
      <style:paragraph-properties fo:margin-left="0.4925in" fo:margin-right="0in" fo:text-indent="0in" style:auto-text-indent="false" fo:keep-with-next="always"/>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OLE">
      <style:graphic-properties style:vertical-pos="top" style:vertical-rel="paragraph" style:horizontal-pos="center"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lightMaster Reseller Program</text:h>
      <text:p text:style-name="P1">(By Kevin Haines, author of FlightMaster)</text:p>
      <text:p text:style-name="P1">This document should be treated as commercial in confidence. Do not distribute its contents in whole or in part without the written consent of Blackhawk Systems Ltd.</text:p>
      <text:p text:style-name="P1">This is a draft document and is © 2006 Blackhawk Systems Ltd.</text:p>
      <text:h text:style-name="Heading_20_2" text:outline-level="2">Introduction</text:h>
      <text:p text:style-name="Text_20_body">This short document is an introduction to the <text:s/>FlightMaster Reseller Program (FRP). The program is aimed at individuals and businesses who are interested in becoming partners in the marketing of FlightMaster.</text:p>
      <text:p text:style-name="Text_20_body">The FRP has been proposed with three aims in mind:</text:p>
      <text:list text:style-name="L2">
        <text:list-item>
          <text:p text:style-name="P2">Increasing the amount of development time for FlightMaster</text:p>
        </text:list-item>
        <text:list-item>
          <text:p text:style-name="P2">Increasing market penetration and therefore;</text:p>
        </text:list-item>
        <text:list-item>
          <text:p text:style-name="P2">Increasing profits</text:p>
        </text:list-item>
      </text:list>
      <text:p text:style-name="Text_20_body">FlightMaster has taken over 3 years to reach its current status, which is a good achievement given that there is only one full-time developer working on it - me. I am also responsible for marketing, website design, support and financial accounting. All of these extra activities place a demand on my time, which reduces the overall time I can spend developing the product.</text:p>
      <text:p text:style-name="Text_20_body">The FRP is intended to remove most of the support and marketing burden, allowing me to concentrate on the development.</text:p>
      <text:h text:style-name="Heading_20_2" text:outline-level="2">Target Audience</text:h>
      <text:p text:style-name="Text_20_body">If you are reading this document, then you are obviously interested in the FRP and in becoming a potential partner. However, it is essential that you first understand what sorts of individual or business I am seeking as partners. These are the qualities I am looking for in reseller partners:</text:p>
      <text:list text:style-name="L3">
        <text:list-item>
          <text:p text:style-name="P3">Strong belief in the product. <text:line-break/>For many years I have been constantly told that FlightMaster is a fine product, so much so that I’m starting to believe it myself! Seriously, unless you believe FlightMaster is a great product then you won’t be able to sell it to anyone else.</text:p>
        </text:list-item>
        <text:list-item>
          <text:p text:style-name="P3">Strong marketing skills<text:line-break/>The primary reason for the FRP is to address my weakness in marketing FlightMaster – if you do not posses strong marketing abilities then there’s little point in us being partners as it will just cost us both time, effort and money.</text:p>
        </text:list-item>
        <text:list-item>
          <text:p text:style-name="P3">Thorough understanding of FlightMaster<text:line-break/>As a reseller you will be the first point of contact for your customers. About 70% of all queries that I receive are easily answerable, so long as you are familiar with the product. As part of our partnership, I will also supply you with further in-depth knowledge about FlightMaster’s operation.</text:p>
        </text:list-item>
        <text:list-item>
          <text:p text:style-name="P3">Excellent customer-facing skills<text:line-break/>I have taken great care over the years to build a good relationship with the customers. Even in the face of unjustified provocation I have always maintained a professional front, and always managed to win the customer around. Make no mistake: pilots are some of the most demanding customers you will ever deal with. You must be able to keep your calm when dealing with these sorts of people.</text:p>
        </text:list-item>
        <text:list-item>
          <text:p text:style-name="P3">Investment capital<text:line-break/>The reseller program requires you to pre-purchase the products before you can sell them to customers. If you satisfy criteria 1-4 above then you should have no problem with this as the pre-purchase level is set quite low and as such you should <text:span text:style-name="T1">easily</text:span><text:span text:style-name="T2"> be able to sell the pre-purchased units.</text:span></text:p>
        </text:list-item>
        <text:list-item>
          <text:p text:style-name="P4">Existing sales infrastructure<text:line-break/>You will need to be in a position to sell FlightMaster from the word go. Preferably you will already have a market presence. Whatever your marketing medium, and because of the upfront investment required, you are unlikely to see much return on your investment unless you are sure of selling 50 or more units within a 6-12 month period.</text:p>
        </text:list-item>
      </text:list>
      <text:h text:style-name="Heading_20_2" text:outline-level="2">How it works</text:h>
      <text:p text:style-name="Text_20_body">I am now going to describe how I envisage the reseller program will work. This is a draft proposal, I hope to engage with potential partners before finalising the details.</text:p>
      <text:h text:style-name="Heading_20_3" text:outline-level="3">Agreement</text:h>
      <text:p text:style-name="Text_20_body">We will enter into a formal partnership agreement where a contract will need to be signed. The contract will explain the duties and responsibilities expected of <text:span text:style-name="T1">both</text:span> parties.</text:p>
      <text:h text:style-name="Heading_20_3" text:outline-level="3">Territories</text:h>
      <text:p text:style-name="Text_20_body">As a partner reseller you will assume responsibility for marketing and selling FlightMaster within a territory. The territories a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rritory</text:p>
            </table:table-cell>
            <table:table-cell table:style-name="Table1.A1" office:value-type="string">
              <text:p text:style-name="Table_20_Heading">Number of Resellers</text:p>
            </table:table-cell>
            <table:table-cell table:style-name="Table1.C1" office:value-type="string">
              <text:p text:style-name="Table_20_Heading">Language</text:p>
            </table:table-cell>
          </table:table-row>
        </table:table-header-rows>
        <table:table-row>
          <table:table-cell table:style-name="Table1.A2" office:value-type="string">
            <text:p text:style-name="Table_20_Contents">US/Canada</text:p>
          </table:table-cell>
          <table:table-cell table:style-name="Table1.A2" office:value-type="string">
            <text:p text:style-name="P5">5</text:p>
          </table:table-cell>
          <table:table-cell table:style-name="Table1.C2" office:value-type="string">
            <text:p text:style-name="Table_20_Contents">English/French</text:p>
          </table:table-cell>
        </table:table-row>
        <table:table-row>
          <table:table-cell table:style-name="Table1.A2" office:value-type="string">
            <text:p text:style-name="Table_20_Contents">UK &amp; EU</text:p>
          </table:table-cell>
          <table:table-cell table:style-name="Table1.A2" office:value-type="string">
            <text:p text:style-name="P5">3</text:p>
          </table:table-cell>
          <table:table-cell table:style-name="Table1.C2" office:value-type="string">
            <text:p text:style-name="Table_20_Contents">English/French/Spanish/German</text:p>
          </table:table-cell>
        </table:table-row>
        <table:table-row>
          <table:table-cell table:style-name="Table1.A2" office:value-type="string">
            <text:p text:style-name="Table_20_Contents">Middle East/Asia</text:p>
          </table:table-cell>
          <table:table-cell table:style-name="Table1.A2" office:value-type="string">
            <text:p text:style-name="P5">3</text:p>
          </table:table-cell>
          <table:table-cell table:style-name="Table1.C2" office:value-type="string">
            <text:p text:style-name="Table_20_Contents">English/French</text:p>
          </table:table-cell>
        </table:table-row>
        <table:table-row>
          <table:table-cell table:style-name="Table1.A2" office:value-type="string">
            <text:p text:style-name="Table_20_Contents">Far East</text:p>
          </table:table-cell>
          <table:table-cell table:style-name="Table1.A2" office:value-type="string">
            <text:p text:style-name="P5">1</text:p>
          </table:table-cell>
          <table:table-cell table:style-name="Table1.C2" office:value-type="string">
            <text:p text:style-name="Table_20_Contents">English</text:p>
          </table:table-cell>
        </table:table-row>
        <table:table-row>
          <table:table-cell table:style-name="Table1.A2" office:value-type="string">
            <text:p text:style-name="Table_20_Contents">South/Latin America</text:p>
          </table:table-cell>
          <table:table-cell table:style-name="Table1.A2" office:value-type="string">
            <text:p text:style-name="P5">3</text:p>
          </table:table-cell>
          <table:table-cell table:style-name="Table1.C2" office:value-type="string">
            <text:p text:style-name="Table_20_Contents">English/Spanish/French</text:p>
          </table:table-cell>
        </table:table-row>
        <table:table-row>
          <table:table-cell table:style-name="Table1.A2" office:value-type="string">
            <text:p text:style-name="Table_20_Contents">Australia &amp; New Zealand</text:p>
          </table:table-cell>
          <table:table-cell table:style-name="Table1.A2" office:value-type="string">
            <text:p text:style-name="P5">2</text:p>
          </table:table-cell>
          <table:table-cell table:style-name="Table1.C2" office:value-type="string">
            <text:p text:style-name="Table_20_Contents">English</text:p>
          </table:table-cell>
        </table:table-row>
        <table:table-row>
          <table:table-cell table:style-name="Table1.A2" office:value-type="string">
            <text:p text:style-name="P6">Total:</text:p>
          </table:table-cell>
          <table:table-cell table:style-name="Table1.A2" office:value-type="string">
            <text:p text:style-name="P5">17</text:p>
          </table:table-cell>
          <table:table-cell table:style-name="Table1.C2" office:value-type="string">
            <text:p text:style-name="Table_20_Contents"/>
          </table:table-cell>
        </table:table-row>
      </table:table>
      <text:p text:style-name="Text_20_body">(remember, this is a first draft – the territories shown here may be modified according to feedback)</text:p>
      <text:p text:style-name="P7">I will not market FlightMaster within your territory (ideally, I will not market FlightMaster at all, but we have to be able to cover most territories for this to happen).</text:p>
      <text:h text:style-name="Heading_20_3" text:outline-level="3">Account</text:h>
      <text:p text:style-name="Text_20_body">You will be issued with a reseller account, centrally managed by myself. This account will keep track of your inventory (stock level), sales and other seller-related information. I will also send you a reseller-specific version of FlightMaster which accepts only a particular set of registration codes thereby ensuring your customers are tied into you for upgrades.</text:p>
      <text:p text:style-name="Text_20_body">The key part of this account is your inventory. The inventory will comprise the FlightMaster products available for sale - at the moment for example, the products available are FlightMaster 6.01 and the v5.0 to v6.0 upgrade.</text:p>
      <text:p text:style-name="Text_20_body">As a reseller, you purchase the items in your inventory from me at a cost determined by how many units you have purchased. You then sell these units via your sales channel(s) – each unit entitles you to obtain a registration code. Your e-commerce system will be able to request a registration code for your version of FlightMaster, reducing your inventory as the code is obtained. </text:p>
      <text:p text:style-name="Text_20_body">You will be able to top-up your inventory on-line via a central website, as well as view details of all transactions on your account.</text:p>
      <text:h text:style-name="Heading_20_3" text:outline-level="3">Purchase Scheme</text:h>
      <text:p text:style-name="Text_20_body">The following tables illustrate the proposed compensation scheme. ‘Agent’ refers to the reseller, ‘BHS’ refers to Blackhawk Systems (my company). I have provided two illustrations, based on the current price of version 6.0 ($89.99) and future price of version 7.0 ($129.99). The green columns show the total profit from selling the all the units up to the top of that band. The scheme is based on a sliding-scale of units <text:span text:style-name="T1">bought</text:span><text:span text:style-name="T2"> from BHS. </text:span></text:p>
      <text:p text:style-name="Text_20_body"><draw:frame draw:style-name="fr1" draw:name="Object1" text:anchor-type="paragraph" svg:width="6.7209in" svg:height="1.7783in" draw:z-index="1"><draw:object xlink:href="./Object 2" xlink:type="simple" xlink:show="embed" xlink:actuate="onLoad"/><draw:image xlink:href="./ObjectReplacements/Object 2" xlink:type="simple" xlink:show="embed" xlink:actuate="onLoad"/></draw:frame></text:p>
      <text:p text:style-name="Text_20_body"><draw:frame draw:style-name="fr1" draw:name="Object2" text:anchor-type="paragraph" svg:width="6.7209in" svg:height="1.7783in" draw:z-index="0"><draw:object xlink:href="./Object 1" xlink:type="simple" xlink:show="embed" xlink:actuate="onLoad"/><draw:image xlink:href="./ObjectReplacements/Object 1" xlink:type="simple" xlink:show="embed" xlink:actuate="onLoad"/></draw:frame>(again, this is a draft document so the rates and bands could easily change)</text:p>
      <text:p text:style-name="Text_20_body">The minimum purchase is set at 20 units – i.e. Your upfront investment is:</text:p>
      <text:p text:style-name="P8">70% x 89.99 x 20 = <text:span text:style-name="T1">$1259.86</text:span></text:p>
      <text:p text:style-name="P9">The initial units are <text:span text:style-name="T1">not</text:span> refundable – if you cannot sell 20 units then there is little point in us entering into a partnership.</text:p>
      <text:p text:style-name="Text_20_body">Purchases are banded, so that the more you buy the cheaper the product becomes. For example, if you buy 30 units of version 6.0 it will cost you: </text:p>
      <text:p text:style-name="P1">70% x 89.99 x 30 = <text:tab/><text:span text:style-name="T1">$1889.79<text:tab/>(1)</text:span></text:p>
      <text:p text:style-name="P10">If you then buy 40 more units (bringing your <text:span text:style-name="T3">total</text:span><text:span text:style-name="T4"> to 70 units) the cost of those 40 units is:</text:span></text:p>
      <text:p text:style-name="P11">70% x 89.99 x 20 = <text:tab/><text:span text:style-name="T1">$1259.86 +<text:line-break/></text:span>60% x 89.99 x 20 = <text:tab/><text:span text:style-name="T1">$1079.88<text:line-break/><text:tab/><text:tab/><text:tab/>=======<text:line-break/><text:tab/><text:tab/><text:tab/>$2339.74<text:tab/>(2)</text:span></text:p>
      <text:p text:style-name="P12">i.e. You receive a lower purchase rate for the last 20 units of the 40 you’ve just bought, because you’re into the next band.</text:p>
      <text:p text:style-name="P12">Your profit from selling those 70 units is:</text:p>
      <text:p text:style-name="P13">$89.99 x 70 = <text:tab/><text:span text:style-name="T1">$6299.30 - <text:line-break/><text:tab/><text:tab/>$1889.79 -<text:tab/>(1) cost of first 30 units bought<text:line-break/><text:tab/><text:tab/>$2339.74<text:tab/>(2) cost of next 40 units bought<text:line-break/><text:tab/><text:tab/>=======<text:line-break/><text:tab/><text:tab/>$2069.77</text:span></text:p>
      <text:h text:style-name="Heading_20_3" text:outline-level="3">After-sales support</text:h>
      <text:p text:style-name="Text_20_body">You will be the first line of support for all of your customers, but I will provide second-line support directly to you or your customer as circumstances dictate. Part of our contract will cover this, the key feature being that we will both be respectful and helpful to our customers at all times.</text:p>
      <text:h text:style-name="Heading_20_3" text:outline-level="3">Future Developments</text:h>
      <text:p text:style-name="Text_20_body">You will receive confidential information about the next developments in FlightMaster, and opportunities to preview and try the next releases ahead of the actual release dates. More importantly, you will help guide the direction that the product development takes, by listening to your customers and providing valuable feedback from your own familiarity with the product.</text:p>
      <text:h text:style-name="Heading_20_3" text:outline-level="3">Language Translations</text:h>
      <text:p text:style-name="Text_20_body">I am keen to hear from resellers who will be able to translate the program strings and user manual into other languages. My initial idea is to pay $500 for a complete translation but give you the sole marketing rights at least for a set period and assuming you reach 50 units sold in that language. This area is open to discussion, I welcome further opinion.</text:p>
      <text:h text:style-name="Heading_20_2" text:outline-level="2">What Next?</text:h>
      <text:p text:style-name="Text_20_body">You’ve read the document, and no doubt you’ve got some questions or feedback – whatever they are I’d like to hear from you. If you like what you’ve heard so far and are interested in being involved in taking this further, please let me know. It is worth pointing out that I will probably vet people’s applications to be resellers by asking them about their marketing experiences.</text:p>
      <text:p text:style-name="Text_20_body">In the meantime, please be patient while the wheels of thought churn over in my head (this can take a long time ;-)</text:p>
      <text:p text:style-name="Text_20_body">Thanks for taking the time to read this.</text:p>
      <text:p text:style-name="Text_20_body"/>
      <text:p text:style-name="Text_20_body">Kevin Haines<text:line-break/>Author, FlightMaster</text:p>
      <text:p text:style-name="P7">Use support2 @ flight-master.com for further correspond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2-11T12:37:19</meta:creation-date>
    <dc:date>2006-02-11T15:11:59</dc:date>
    <meta:print-date>2006-02-11T14:46:00</meta:print-date>
    <dc:language>en-GB</dc:language>
    <meta:editing-cycles>33</meta:editing-cycles>
    <meta:editing-duration>PT1H58M58S</meta:editing-duration>
    <meta:user-defined meta:name="Info 1"/>
    <meta:user-defined meta:name="Info 2"/>
    <meta:user-defined meta:name="Info 3"/>
    <meta:user-defined meta:name="Info 4"/>
    <meta:document-statistic meta:table-count="1" meta:image-count="0" meta:object-count="2" meta:page-count="5" meta:paragraph-count="81" meta:word-count="1483" meta:character-count="87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7571in"/>
    </style:style>
    <style:style style:name="co2" style:family="table-column">
      <style:table-column-properties fo:break-before="auto" style:column-width="0.9189in"/>
    </style:style>
    <style:style style:name="co3" style:family="table-column">
      <style:table-column-properties fo:break-before="auto" style:column-width="0.8543in"/>
    </style:style>
    <style:style style:name="co4" style:family="table-column">
      <style:table-column-properties fo:break-before="auto" style:column-width="0.9299in"/>
    </style:style>
    <style:style style:name="co5" style:family="table-column">
      <style:table-column-properties fo:break-before="auto" style:column-width="0.78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data-style-name="N106"/>
    <style:style style:name="ce3" style:family="table-cell" style:parent-style-name="Default">
      <style:table-cell-properties fo:background-color="#ccffcc"/>
    </style:style>
    <style:style style:name="ce4" style:family="table-cell" style:parent-style-name="Default" style:data-style-name="N106">
      <style:table-cell-properties fo:background-color="#ccffcc"/>
    </style:style>
  </office:automatic-styles>
  <office:body>
    <office:spreadsheet>
      <table:calculation-settings table:case-sensitive="false" table:automatic-find-labels="false" table:use-regular-expressions="false"/>
      <table:table table:name="Sheet1" table:style-name="ta1" table:print="false">
        <table:table-column table:style-name="co1" table:default-cell-style-name="ce1"/>
        <table:table-column table:style-name="co2" table:default-cell-style-name="ce1"/>
        <table:table-column table:style-name="co3" table:default-cell-style-name="Default"/>
        <table:table-column table:style-name="co3" table:number-columns-repeated="2" table:default-cell-style-name="ce2"/>
        <table:table-column table:style-name="co4" table:default-cell-style-name="ce4"/>
        <table:table-column table:style-name="co5" table:default-cell-style-name="ce2"/>
        <table:table-column table:style-name="co5" table:default-cell-style-name="ce4"/>
        <table:table-row table:style-name="ro1" table:number-rows-repeated="2">
          <table:table-cell table:style-name="Default" table:number-columns-repeated="2"/>
          <table:table-cell/>
          <table:table-cell table:style-name="Default" table:number-columns-repeated="5"/>
        </table:table-row>
        <table:table-row table:style-name="ro1">
          <table:table-cell table:style-name="Default" office:value-type="string">
            <text:p>Unit Cost</text:p>
          </table:table-cell>
          <table:table-cell table:style-name="ce2" office:value-type="currency" office:currency="USD" office:value="129.99">
            <text:p>$129.99</text:p>
          </table:table-cell>
          <table:table-cell table:number-columns-repeated="3"/>
          <table:table-cell table:style-name="Default" table:number-columns-repeated="3"/>
        </table:table-row>
        <table:table-row table:style-name="ro1">
          <table:table-cell table:style-name="Default" office:value-type="string">
            <text:p>Units up to</text:p>
          </table:table-cell>
          <table:table-cell table:style-name="Default" office:value-type="string">
            <text:p>Units In Band</text:p>
          </table:table-cell>
          <table:table-cell office:value-type="string">
            <text:p>Agent Rate</text:p>
          </table:table-cell>
          <table:table-cell table:style-name="Default" office:value-type="string">
            <text:p>Agent Sales</text:p>
          </table:table-cell>
          <table:table-cell table:style-name="Default" office:value-type="string">
            <text:p>Bonus</text:p>
          </table:table-cell>
          <table:table-cell table:style-name="ce3" office:value-type="string">
            <text:p>Agent Total</text:p>
          </table:table-cell>
          <table:table-cell table:style-name="Default" office:value-type="string">
            <text:p>BHS Sales</text:p>
          </table:table-cell>
          <table:table-cell table:style-name="ce3" office:value-type="string">
            <text:p>BHS Total</text:p>
          </table:table-cell>
        </table:table-row>
        <table:table-row table:style-name="ro1">
          <table:table-cell office:value-type="float" office:value="50">
            <text:p>50</text:p>
          </table:table-cell>
          <table:table-cell table:formula="oooc:=[.A5]" office:value-type="float" office:value="50">
            <text:p>50</text:p>
          </table:table-cell>
          <table:table-cell office:value-type="float" office:value="0.3">
            <text:p>0.3</text:p>
          </table:table-cell>
          <table:table-cell table:formula="oooc:=[.C5]*[.B5]*[.$B$3]" office:value-type="currency" office:currency="USD" office:value="1949.85">
            <text:p>$1,949.85</text:p>
          </table:table-cell>
          <table:table-cell office:value-type="currency" office:currency="USD" office:value="0">
            <text:p>$0.00</text:p>
          </table:table-cell>
          <table:table-cell table:formula="oooc:=[.D5]+[.E5]" office:value-type="currency" office:currency="USD" office:value="1949.85">
            <text:p>$1,949.85</text:p>
          </table:table-cell>
          <table:table-cell table:formula="oooc:=(1-[.C5])*[.B5]*[.$B$3]" office:value-type="currency" office:currency="USD" office:value="4549.65">
            <text:p>$4,549.65</text:p>
          </table:table-cell>
          <table:table-cell table:formula="oooc:=[.G5]-[.E5]" office:value-type="currency" office:currency="USD" office:value="4549.65">
            <text:p>$4,549.65</text:p>
          </table:table-cell>
        </table:table-row>
        <table:table-row table:style-name="ro1">
          <table:table-cell office:value-type="float" office:value="75">
            <text:p>75</text:p>
          </table:table-cell>
          <table:table-cell table:formula="oooc:=[.A6]-[.A5]" office:value-type="float" office:value="25">
            <text:p>25</text:p>
          </table:table-cell>
          <table:table-cell office:value-type="float" office:value="0.4">
            <text:p>0.4</text:p>
          </table:table-cell>
          <table:table-cell table:formula="oooc:=[.C6]*[.B6]*[.$B$3]" office:value-type="currency" office:currency="USD" office:value="1299.9">
            <text:p>$1,299.90</text:p>
          </table:table-cell>
          <table:table-cell office:value-type="currency" office:currency="USD" office:value="0">
            <text:p>$0.00</text:p>
          </table:table-cell>
          <table:table-cell table:formula="oooc:=[.D6]+[.F5]+[.E6]" office:value-type="currency" office:currency="USD" office:value="3249.75">
            <text:p>$3,249.75</text:p>
          </table:table-cell>
          <table:table-cell table:formula="oooc:=(1-[.C6])*[.B6]*[.$B$3]" office:value-type="currency" office:currency="USD" office:value="1949.85">
            <text:p>$1,949.85</text:p>
          </table:table-cell>
          <table:table-cell table:formula="oooc:=[.H5]+[.G6]-[.E6]" office:value-type="currency" office:currency="USD" office:value="6499.5">
            <text:p>$6,499.50</text:p>
          </table:table-cell>
        </table:table-row>
        <table:table-row table:style-name="ro1">
          <table:table-cell office:value-type="float" office:value="100">
            <text:p>100</text:p>
          </table:table-cell>
          <table:table-cell table:formula="oooc:=[.A7]-[.A6]" office:value-type="float" office:value="25">
            <text:p>25</text:p>
          </table:table-cell>
          <table:table-cell office:value-type="float" office:value="0.5">
            <text:p>0.5</text:p>
          </table:table-cell>
          <table:table-cell table:formula="oooc:=[.C7]*[.B7]*[.$B$3]" office:value-type="currency" office:currency="USD" office:value="1624.875">
            <text:p>$1,624.88</text:p>
          </table:table-cell>
          <table:table-cell office:value-type="currency" office:currency="USD" office:value="0">
            <text:p>$0.00</text:p>
          </table:table-cell>
          <table:table-cell table:formula="oooc:=[.D7]+[.F6]+[.E7]" office:value-type="currency" office:currency="USD" office:value="4874.625">
            <text:p>$4,874.63</text:p>
          </table:table-cell>
          <table:table-cell table:formula="oooc:=(1-[.C7])*[.B7]*[.$B$3]" office:value-type="currency" office:currency="USD" office:value="1624.875">
            <text:p>$1,624.88</text:p>
          </table:table-cell>
          <table:table-cell table:formula="oooc:=[.H6]+[.G7]-[.E7]" office:value-type="currency" office:currency="USD" office:value="8124.375">
            <text:p>$8,124.38</text:p>
          </table:table-cell>
        </table:table-row>
        <table:table-row table:style-name="ro1">
          <table:table-cell office:value-type="float" office:value="150">
            <text:p>150</text:p>
          </table:table-cell>
          <table:table-cell table:formula="oooc:=[.A8]-[.A7]" office:value-type="float" office:value="50">
            <text:p>50</text:p>
          </table:table-cell>
          <table:table-cell office:value-type="float" office:value="0.5">
            <text:p>0.5</text:p>
          </table:table-cell>
          <table:table-cell table:formula="oooc:=[.C8]*[.B8]*[.$B$3]" office:value-type="currency" office:currency="USD" office:value="3249.75">
            <text:p>$3,249.75</text:p>
          </table:table-cell>
          <table:table-cell office:value-type="currency" office:currency="USD" office:value="0">
            <text:p>$0.00</text:p>
          </table:table-cell>
          <table:table-cell table:formula="oooc:=[.D8]+[.F7]+[.E8]" office:value-type="currency" office:currency="USD" office:value="8124.375">
            <text:p>$8,124.38</text:p>
          </table:table-cell>
          <table:table-cell table:formula="oooc:=(1-[.C8])*[.B8]*[.$B$3]" office:value-type="currency" office:currency="USD" office:value="3249.75">
            <text:p>$3,249.75</text:p>
          </table:table-cell>
          <table:table-cell table:formula="oooc:=[.H7]+[.G8]-[.E8]" office:value-type="currency" office:currency="USD" office:value="11374.125">
            <text:p>$11,374.13</text:p>
          </table:table-cell>
        </table:table-row>
        <table:table-row table:style-name="ro1">
          <table:table-cell office:value-type="float" office:value="200">
            <text:p>200</text:p>
          </table:table-cell>
          <table:table-cell table:formula="oooc:=[.A9]-[.A8]" office:value-type="float" office:value="50">
            <text:p>50</text:p>
          </table:table-cell>
          <table:table-cell office:value-type="float" office:value="0.6">
            <text:p>0.6</text:p>
          </table:table-cell>
          <table:table-cell table:formula="oooc:=[.C9]*[.B9]*[.$B$3]" office:value-type="currency" office:currency="USD" office:value="3899.7">
            <text:p>$3,899.70</text:p>
          </table:table-cell>
          <table:table-cell office:value-type="currency" office:currency="USD" office:value="0">
            <text:p>$0.00</text:p>
          </table:table-cell>
          <table:table-cell table:formula="oooc:=[.D9]+[.F8]+[.E9]" office:value-type="currency" office:currency="USD" office:value="12024.075">
            <text:p>$12,024.08</text:p>
          </table:table-cell>
          <table:table-cell table:formula="oooc:=(1-[.C9])*[.B9]*[.$B$3]" office:value-type="currency" office:currency="USD" office:value="2599.8">
            <text:p>$2,599.80</text:p>
          </table:table-cell>
          <table:table-cell table:formula="oooc:=[.H8]+[.G9]-[.E9]" office:value-type="currency" office:currency="USD" office:value="13973.925">
            <text:p>$13,973.93</text:p>
          </table:table-cell>
        </table:table-row>
        <table:table-row table:style-name="ro1">
          <table:table-cell office:value-type="float" office:value="300">
            <text:p>300</text:p>
          </table:table-cell>
          <table:table-cell table:formula="oooc:=[.A10]-[.A9]" office:value-type="float" office:value="100">
            <text:p>100</text:p>
          </table:table-cell>
          <table:table-cell office:value-type="float" office:value="0.6">
            <text:p>0.6</text:p>
          </table:table-cell>
          <table:table-cell table:formula="oooc:=[.C10]*[.B10]*[.$B$3]" office:value-type="currency" office:currency="USD" office:value="7799.4">
            <text:p>$7,799.40</text:p>
          </table:table-cell>
          <table:table-cell office:value-type="currency" office:currency="USD" office:value="0">
            <text:p>$0.00</text:p>
          </table:table-cell>
          <table:table-cell table:formula="oooc:=[.D10]+[.F9]+[.E10]" office:value-type="currency" office:currency="USD" office:value="19823.475">
            <text:p>$19,823.48</text:p>
          </table:table-cell>
          <table:table-cell table:formula="oooc:=(1-[.C10])*[.B10]*[.$B$3]" office:value-type="currency" office:currency="USD" office:value="5199.6">
            <text:p>$5,199.60</text:p>
          </table:table-cell>
          <table:table-cell table:formula="oooc:=[.H9]+[.G10]-[.E10]" office:value-type="currency" office:currency="USD" office:value="19173.525">
            <text:p>$19,173.5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GB"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
      <number:currency-symbol number:language="en" number:country="US">$</number:currency-symbol>
      <number:number number:decimal-places="2" number:min-integer-digits="1" number:grouping="true"/>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
      <number:text>£</number:text>
      <number:number number:decimal-places="2" number:min-integer-digits="1" number:grouping="true"/>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6P0" style:volatile="true">
      <number:number number:decimal-places="0" number:min-integer-digits="1" number:grouping="true"/>
      <number:text> </number:text>
    </number:number-style>
    <number:number-style style:name="N116P1" style:volatile="true">
      <number:text>-</number:text>
      <number:number number:decimal-places="0" number:min-integer-digits="1" number:grouping="true"/>
      <number:text> </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1"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2-11">02/11/2006</text:date>, <text:time>14:44: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Luxi Sans1" svg:font-family="'Luxi San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7571in"/>
    </style:style>
    <style:style style:name="co2" style:family="table-column">
      <style:table-column-properties fo:break-before="auto" style:column-width="0.9189in"/>
    </style:style>
    <style:style style:name="co3" style:family="table-column">
      <style:table-column-properties fo:break-before="auto" style:column-width="0.8543in"/>
    </style:style>
    <style:style style:name="co4" style:family="table-column">
      <style:table-column-properties fo:break-before="auto" style:column-width="0.9299in"/>
    </style:style>
    <style:style style:name="co5" style:family="table-column">
      <style:table-column-properties fo:break-before="auto" style:column-width="0.78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data-style-name="N106"/>
    <style:style style:name="ce3" style:family="table-cell" style:parent-style-name="Default">
      <style:table-cell-properties fo:background-color="#ccffcc"/>
    </style:style>
    <style:style style:name="ce4" style:family="table-cell" style:parent-style-name="Default" style:data-style-name="N106">
      <style:table-cell-properties fo:background-color="#ccffcc"/>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3" table:number-columns-repeated="2" table:default-cell-style-name="ce2"/>
        <table:table-column table:style-name="co4" table:default-cell-style-name="ce4"/>
        <table:table-column table:style-name="co5" table:default-cell-style-name="ce2"/>
        <table:table-column table:style-name="co5" table:default-cell-style-name="ce4"/>
        <table:table-row table:style-name="ro1" table:number-rows-repeated="2">
          <table:table-cell table:style-name="Default" table:number-columns-repeated="2"/>
          <table:table-cell/>
          <table:table-cell table:style-name="Default" table:number-columns-repeated="5"/>
        </table:table-row>
        <table:table-row table:style-name="ro1">
          <table:table-cell table:style-name="Default" office:value-type="string">
            <text:p>Unit Cost</text:p>
          </table:table-cell>
          <table:table-cell table:style-name="ce2" office:value-type="currency" office:currency="USD" office:value="89.99">
            <text:p>$89.99</text:p>
          </table:table-cell>
          <table:table-cell table:number-columns-repeated="3"/>
          <table:table-cell table:style-name="Default" table:number-columns-repeated="3"/>
        </table:table-row>
        <table:table-row table:style-name="ro1">
          <table:table-cell table:style-name="Default" office:value-type="string">
            <text:p>Units up to</text:p>
          </table:table-cell>
          <table:table-cell table:style-name="Default" office:value-type="string">
            <text:p>Units In Band</text:p>
          </table:table-cell>
          <table:table-cell office:value-type="string">
            <text:p>Agent Rate</text:p>
          </table:table-cell>
          <table:table-cell table:style-name="Default" office:value-type="string">
            <text:p>Agent Sales</text:p>
          </table:table-cell>
          <table:table-cell table:style-name="Default" office:value-type="string">
            <text:p>Bonus</text:p>
          </table:table-cell>
          <table:table-cell table:style-name="ce3" office:value-type="string">
            <text:p>Agent Total</text:p>
          </table:table-cell>
          <table:table-cell table:style-name="Default" office:value-type="string">
            <text:p>BHS Sales</text:p>
          </table:table-cell>
          <table:table-cell table:style-name="ce3" office:value-type="string">
            <text:p>BHS Total</text:p>
          </table:table-cell>
        </table:table-row>
        <table:table-row table:style-name="ro1">
          <table:table-cell office:value-type="float" office:value="50">
            <text:p>50</text:p>
          </table:table-cell>
          <table:table-cell table:formula="oooc:=[.A5]" office:value-type="float" office:value="50">
            <text:p>50</text:p>
          </table:table-cell>
          <table:table-cell office:value-type="float" office:value="0.3">
            <text:p>0.3</text:p>
          </table:table-cell>
          <table:table-cell table:formula="oooc:=[.C5]*[.B5]*[.$B$3]" office:value-type="currency" office:currency="USD" office:value="1349.85">
            <text:p>$1,349.85</text:p>
          </table:table-cell>
          <table:table-cell office:value-type="currency" office:currency="USD" office:value="0">
            <text:p>$0.00</text:p>
          </table:table-cell>
          <table:table-cell table:formula="oooc:=[.D5]+[.E5]" office:value-type="currency" office:currency="USD" office:value="1349.85">
            <text:p>$1,349.85</text:p>
          </table:table-cell>
          <table:table-cell table:formula="oooc:=(1-[.C5])*[.B5]*[.$B$3]" office:value-type="currency" office:currency="USD" office:value="3149.65">
            <text:p>$3,149.65</text:p>
          </table:table-cell>
          <table:table-cell table:formula="oooc:=[.G5]-[.E5]" office:value-type="currency" office:currency="USD" office:value="3149.65">
            <text:p>$3,149.65</text:p>
          </table:table-cell>
        </table:table-row>
        <table:table-row table:style-name="ro1">
          <table:table-cell office:value-type="float" office:value="75">
            <text:p>75</text:p>
          </table:table-cell>
          <table:table-cell table:formula="oooc:=[.A6]-[.A5]" office:value-type="float" office:value="25">
            <text:p>25</text:p>
          </table:table-cell>
          <table:table-cell office:value-type="float" office:value="0.4">
            <text:p>0.4</text:p>
          </table:table-cell>
          <table:table-cell table:formula="oooc:=[.C6]*[.B6]*[.$B$3]" office:value-type="currency" office:currency="USD" office:value="899.9">
            <text:p>$899.90</text:p>
          </table:table-cell>
          <table:table-cell office:value-type="currency" office:currency="USD" office:value="0">
            <text:p>$0.00</text:p>
          </table:table-cell>
          <table:table-cell table:formula="oooc:=[.D6]+[.F5]+[.E6]" office:value-type="currency" office:currency="USD" office:value="2249.75">
            <text:p>$2,249.75</text:p>
          </table:table-cell>
          <table:table-cell table:formula="oooc:=(1-[.C6])*[.B6]*[.$B$3]" office:value-type="currency" office:currency="USD" office:value="1349.85">
            <text:p>$1,349.85</text:p>
          </table:table-cell>
          <table:table-cell table:formula="oooc:=[.H5]+[.G6]-[.E6]" office:value-type="currency" office:currency="USD" office:value="4499.5">
            <text:p>$4,499.50</text:p>
          </table:table-cell>
        </table:table-row>
        <table:table-row table:style-name="ro1">
          <table:table-cell office:value-type="float" office:value="100">
            <text:p>100</text:p>
          </table:table-cell>
          <table:table-cell table:formula="oooc:=[.A7]-[.A6]" office:value-type="float" office:value="25">
            <text:p>25</text:p>
          </table:table-cell>
          <table:table-cell office:value-type="float" office:value="0.5">
            <text:p>0.5</text:p>
          </table:table-cell>
          <table:table-cell table:formula="oooc:=[.C7]*[.B7]*[.$B$3]" office:value-type="currency" office:currency="USD" office:value="1124.875">
            <text:p>$1,124.88</text:p>
          </table:table-cell>
          <table:table-cell office:value-type="currency" office:currency="USD" office:value="0">
            <text:p>$0.00</text:p>
          </table:table-cell>
          <table:table-cell table:formula="oooc:=[.D7]+[.F6]+[.E7]" office:value-type="currency" office:currency="USD" office:value="3374.625">
            <text:p>$3,374.63</text:p>
          </table:table-cell>
          <table:table-cell table:formula="oooc:=(1-[.C7])*[.B7]*[.$B$3]" office:value-type="currency" office:currency="USD" office:value="1124.875">
            <text:p>$1,124.88</text:p>
          </table:table-cell>
          <table:table-cell table:formula="oooc:=[.H6]+[.G7]-[.E7]" office:value-type="currency" office:currency="USD" office:value="5624.375">
            <text:p>$5,624.38</text:p>
          </table:table-cell>
        </table:table-row>
        <table:table-row table:style-name="ro1">
          <table:table-cell office:value-type="float" office:value="150">
            <text:p>150</text:p>
          </table:table-cell>
          <table:table-cell table:formula="oooc:=[.A8]-[.A7]" office:value-type="float" office:value="50">
            <text:p>50</text:p>
          </table:table-cell>
          <table:table-cell office:value-type="float" office:value="0.5">
            <text:p>0.5</text:p>
          </table:table-cell>
          <table:table-cell table:formula="oooc:=[.C8]*[.B8]*[.$B$3]" office:value-type="currency" office:currency="USD" office:value="2249.75">
            <text:p>$2,249.75</text:p>
          </table:table-cell>
          <table:table-cell office:value-type="currency" office:currency="USD" office:value="0">
            <text:p>$0.00</text:p>
          </table:table-cell>
          <table:table-cell table:formula="oooc:=[.D8]+[.F7]+[.E8]" office:value-type="currency" office:currency="USD" office:value="5624.375">
            <text:p>$5,624.38</text:p>
          </table:table-cell>
          <table:table-cell table:formula="oooc:=(1-[.C8])*[.B8]*[.$B$3]" office:value-type="currency" office:currency="USD" office:value="2249.75">
            <text:p>$2,249.75</text:p>
          </table:table-cell>
          <table:table-cell table:formula="oooc:=[.H7]+[.G8]-[.E8]" office:value-type="currency" office:currency="USD" office:value="7874.125">
            <text:p>$7,874.13</text:p>
          </table:table-cell>
        </table:table-row>
        <table:table-row table:style-name="ro1">
          <table:table-cell office:value-type="float" office:value="200">
            <text:p>200</text:p>
          </table:table-cell>
          <table:table-cell table:formula="oooc:=[.A9]-[.A8]" office:value-type="float" office:value="50">
            <text:p>50</text:p>
          </table:table-cell>
          <table:table-cell office:value-type="float" office:value="0.6">
            <text:p>0.6</text:p>
          </table:table-cell>
          <table:table-cell table:formula="oooc:=[.C9]*[.B9]*[.$B$3]" office:value-type="currency" office:currency="USD" office:value="2699.7">
            <text:p>$2,699.70</text:p>
          </table:table-cell>
          <table:table-cell office:value-type="currency" office:currency="USD" office:value="0">
            <text:p>$0.00</text:p>
          </table:table-cell>
          <table:table-cell table:formula="oooc:=[.D9]+[.F8]+[.E9]" office:value-type="currency" office:currency="USD" office:value="8324.075">
            <text:p>$8,324.08</text:p>
          </table:table-cell>
          <table:table-cell table:formula="oooc:=(1-[.C9])*[.B9]*[.$B$3]" office:value-type="currency" office:currency="USD" office:value="1799.8">
            <text:p>$1,799.80</text:p>
          </table:table-cell>
          <table:table-cell table:formula="oooc:=[.H8]+[.G9]-[.E9]" office:value-type="currency" office:currency="USD" office:value="9673.925">
            <text:p>$9,673.93</text:p>
          </table:table-cell>
        </table:table-row>
        <table:table-row table:style-name="ro1">
          <table:table-cell office:value-type="float" office:value="300">
            <text:p>300</text:p>
          </table:table-cell>
          <table:table-cell table:formula="oooc:=[.A10]-[.A9]" office:value-type="float" office:value="100">
            <text:p>100</text:p>
          </table:table-cell>
          <table:table-cell office:value-type="float" office:value="0.6">
            <text:p>0.6</text:p>
          </table:table-cell>
          <table:table-cell table:formula="oooc:=[.C10]*[.B10]*[.$B$3]" office:value-type="currency" office:currency="USD" office:value="5399.4">
            <text:p>$5,399.40</text:p>
          </table:table-cell>
          <table:table-cell office:value-type="currency" office:currency="USD" office:value="0">
            <text:p>$0.00</text:p>
          </table:table-cell>
          <table:table-cell table:formula="oooc:=[.D10]+[.F9]+[.E10]" office:value-type="currency" office:currency="USD" office:value="13723.475">
            <text:p>$13,723.48</text:p>
          </table:table-cell>
          <table:table-cell table:formula="oooc:=(1-[.C10])*[.B10]*[.$B$3]" office:value-type="currency" office:currency="USD" office:value="3599.6">
            <text:p>$3,599.60</text:p>
          </table:table-cell>
          <table:table-cell table:formula="oooc:=[.H9]+[.G10]-[.E10]" office:value-type="currency" office:currency="USD" office:value="13273.525">
            <text:p>$13,273.5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Luxi Sans1" svg:font-family="'Luxi San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GB" style:font-name-asian="Luxi Sans1" style:language-asian="none" style:country-asian="none" style:font-name-complex="Luxi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
      <number:currency-symbol number:language="en" number:country="US">$</number:currency-symbol>
      <number:number number:decimal-places="2" number:min-integer-digits="1" number:grouping="true"/>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
      <number:text>£</number:text>
      <number:number number:decimal-places="2" number:min-integer-digits="1" number:grouping="true"/>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6P0" style:volatile="true">
      <number:number number:decimal-places="0" number:min-integer-digits="1" number:grouping="true"/>
      <number:text> </number:text>
    </number:number-style>
    <number:number-style style:name="N116P1" style:volatile="true">
      <number:text>-</number:text>
      <number:number number:decimal-places="0" number:min-integer-digits="1" number:grouping="true"/>
      <number:text> </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1"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2-11">02/11/2006</text:date>, <text:time>14:44:15</text:time></text:p>
        </style:region-right>
      </style:header>
      <style:header-left style:display="false"/>
      <style:footer>
        <text:p>Page <text:page-number>1</text:page-number> / <text:page-count>99</text:page-count></text:p>
      </style:footer>
      <style:footer-left style:display="false"/>
    </style:master-page>
  </office:master-styles>
</office:document-styles>
</file>